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75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Departamento</text:p>
          </table:table-cell>
          <table:table-cell office:value-type="string">
            <text:p>Municipio</text:p>
          </table:table-cell>
          <table:table-cell office:value-type="string">
            <text:p>casos</text:p>
          </table:table-cell>
        </table:table-row>
        <table:table-row table:style-name="ro2">
          <table:table-cell office:value-type="string">
            <text:p>Amazonas</text:p>
          </table:table-cell>
          <table:table-cell office:value-type="string">
            <text:p>To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mazonas</text:p>
          </table:table-cell>
          <table:table-cell office:value-type="string">
            <text:p>Miriti - Par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Total</text:p>
          </table:table-cell>
          <table:table-cell office:value-type="float" office:value="79">
            <text:p>79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Anor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Anz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Apartad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Barbos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Bell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Briceno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Caceres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Carep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Carolin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Dabeib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El Bagre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Envigad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Gomez Plat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Ituango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Medellin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Nech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Necocl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San Andres de Cuerqui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San Pedro de Urab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Santa Fe de Antioqui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Taraz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Turbo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Antioquia</text:p>
          </table:table-cell>
          <table:table-cell office:value-type="string">
            <text:p>Yali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ntioquia</text:p>
          </table:table-cell>
          <table:table-cell office:value-type="string">
            <text:p>Zaragoz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auca</text:p>
          </table:table-cell>
          <table:table-cell office:value-type="string">
            <text:p>Total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Arauca</text:p>
          </table:table-cell>
          <table:table-cell office:value-type="string">
            <text:p>Arauc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rauca</text:p>
          </table:table-cell>
          <table:table-cell office:value-type="string">
            <text:p>Arauquit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Arauca</text:p>
          </table:table-cell>
          <table:table-cell office:value-type="string">
            <text:p>Fortul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Arauca</text:p>
          </table:table-cell>
          <table:table-cell office:value-type="string">
            <text:p>Saraven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rauca</text:p>
          </table:table-cell>
          <table:table-cell office:value-type="string">
            <text:p>Tame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tlantico</text:p>
          </table:table-cell>
          <table:table-cell office:value-type="string">
            <text:p>Total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Atlantico</text:p>
          </table:table-cell>
          <table:table-cell office:value-type="string">
            <text:p>Barranquilla</text:p>
          </table:table-cell>
          <table:table-cell office:value-type="float" office:value="24">
            <text:p>24</text:p>
          </table:table-cell>
        </table:table-row>
        <table:table-row table:style-name="ro3">
          <table:table-cell office:value-type="string">
            <text:p>Atlantico</text:p>
          </table:table-cell>
          <table:table-cell office:value-type="string">
            <text:p>Poneder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tlantico</text:p>
          </table:table-cell>
          <table:table-cell office:value-type="string">
            <text:p>Soledad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ogota, D.C.</text:p>
          </table:table-cell>
          <table:table-cell office:value-type="string">
            <text:p>Total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2" office:value-type="string">
            <text:p>Bogota, D.C.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Bolivar</text:p>
          </table:table-cell>
          <table:table-cell office:value-type="string">
            <text:p>Total</text:p>
          </table:table-cell>
          <table:table-cell office:value-type="float" office:value="38">
            <text:p>38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Arjon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Cantagall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ivar</text:p>
          </table:table-cell>
          <table:table-cell office:value-type="string">
            <text:p>Cartagena de Indias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Clemenc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Magangu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ivar</text:p>
          </table:table-cell>
          <table:table-cell office:value-type="string">
            <text:p>Maria la Baj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Montecris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Norosi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ivar</text:p>
          </table:table-cell>
          <table:table-cell office:value-type="string">
            <text:p>San Jacint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ivar</text:p>
          </table:table-cell>
          <table:table-cell office:value-type="string">
            <text:p>San Pabl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olivar</text:p>
          </table:table-cell>
          <table:table-cell office:value-type="string">
            <text:p>Santa Rosa del Su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yaca</text:p>
          </table:table-cell>
          <table:table-cell office:value-type="string">
            <text:p>Total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Labranzagrande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Moniqui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Pajar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Pay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Pisb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oyaca</text:p>
          </table:table-cell>
          <table:table-cell office:value-type="string">
            <text:p>Tunj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aldas</text:p>
          </table:table-cell>
          <table:table-cell office:value-type="string">
            <text:p>Total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aldas</text:p>
          </table:table-cell>
          <table:table-cell office:value-type="string">
            <text:p>La Dorad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ldas</text:p>
          </table:table-cell>
          <table:table-cell office:value-type="string">
            <text:p>Manizal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ldas</text:p>
          </table:table-cell>
          <table:table-cell office:value-type="string">
            <text:p>Sama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queta</text:p>
          </table:table-cell>
          <table:table-cell office:value-type="string">
            <text:p>Tot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Caqueta</text:p>
          </table:table-cell>
          <table:table-cell office:value-type="string">
            <text:p>Florenc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queta</text:p>
          </table:table-cell>
          <table:table-cell office:value-type="string">
            <text:p>La Montanit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aqueta</text:p>
          </table:table-cell>
          <table:table-cell office:value-type="string">
            <text:p>San Vicente del Cagu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sanare</text:p>
          </table:table-cell>
          <table:table-cell office:value-type="string">
            <text:p>Total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Casanare</text:p>
          </table:table-cell>
          <table:table-cell office:value-type="string">
            <text:p>Nunchi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asanare</text:p>
          </table:table-cell>
          <table:table-cell office:value-type="string">
            <text:p>Paz de Aripor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asanare</text:p>
          </table:table-cell>
          <table:table-cell office:value-type="string">
            <text:p>San Luis de Palenq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uca</text:p>
          </table:table-cell>
          <table:table-cell office:value-type="string">
            <text:p>Total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Argel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Cajib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Calo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Morales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Popayan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Santander de Quilicha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auca</text:p>
          </table:table-cell>
          <table:table-cell office:value-type="string">
            <text:p>Suare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sar</text:p>
          </table:table-cell>
          <table:table-cell office:value-type="string">
            <text:p>Total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Cesar</text:p>
          </table:table-cell>
          <table:table-cell office:value-type="string">
            <text:p>Aguach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esar</text:p>
          </table:table-cell>
          <table:table-cell office:value-type="string">
            <text:p>Agustin Codazz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esar</text:p>
          </table:table-cell>
          <table:table-cell office:value-type="string">
            <text:p>Chirigu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sar</text:p>
          </table:table-cell>
          <table:table-cell office:value-type="string">
            <text:p>La Glor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esar</text:p>
          </table:table-cell>
          <table:table-cell office:value-type="string">
            <text:p>La Jagua de Ibiric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esar</text:p>
          </table:table-cell>
          <table:table-cell office:value-type="string">
            <text:p>Rio de Or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esar</text:p>
          </table:table-cell>
          <table:table-cell office:value-type="string">
            <text:p>Valledupa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hoco</text:p>
          </table:table-cell>
          <table:table-cell office:value-type="string">
            <text:p>To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Acandi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El Carmen de Atra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El Litoral del San Jua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Quibd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Rio Qu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Riosucio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Sip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hoco</text:p>
          </table:table-cell>
          <table:table-cell office:value-type="string">
            <text:p>Ungui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ordoba</text:p>
          </table:table-cell>
          <table:table-cell office:value-type="string">
            <text:p>Total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Cerete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Loric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Monteliban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Monter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rdoba</text:p>
          </table:table-cell>
          <table:table-cell office:value-type="string">
            <text:p>Pueblo Nuev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Sahagu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San Jose de Ure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Cordoba</text:p>
          </table:table-cell>
          <table:table-cell office:value-type="string">
            <text:p>Tierralt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undinamarca</text:p>
          </table:table-cell>
          <table:table-cell office:value-type="string">
            <text:p>Tot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undinamarca</text:p>
          </table:table-cell>
          <table:table-cell office:value-type="string">
            <text:p>El Colegi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Cundinamarca</text:p>
          </table:table-cell>
          <table:table-cell office:value-type="string">
            <text:p>Soach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aviare</text:p>
          </table:table-cell>
          <table:table-cell office:value-type="string">
            <text:p>Total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Guaviare</text:p>
          </table:table-cell>
          <table:table-cell office:value-type="string">
            <text:p>Calamar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Guaviare</text:p>
          </table:table-cell>
          <table:table-cell office:value-type="string">
            <text:p>El Retor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uila</text:p>
          </table:table-cell>
          <table:table-cell office:value-type="string">
            <text:p>Total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Huila</text:p>
          </table:table-cell>
          <table:table-cell office:value-type="string">
            <text:p>Isno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Huila</text:p>
          </table:table-cell>
          <table:table-cell office:value-type="string">
            <text:p>Neiv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Huila</text:p>
          </table:table-cell>
          <table:table-cell office:value-type="string">
            <text:p>Pital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Huila</text:p>
          </table:table-cell>
          <table:table-cell office:value-type="string">
            <text:p>San Agust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 Guajira</text:p>
          </table:table-cell>
          <table:table-cell office:value-type="string">
            <text:p>Tot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Fonsec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Riohach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Magdalen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Cienag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El Banc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Puebloviej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a Guajira</text:p>
          </table:table-cell>
          <table:table-cell office:value-type="string">
            <text:p>Sitionuev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a</text:p>
          </table:table-cell>
          <table:table-cell office:value-type="string">
            <text:p>Total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Meta</text:p>
          </table:table-cell>
          <table:table-cell office:value-type="string">
            <text:p>Lejania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eta</text:p>
          </table:table-cell>
          <table:table-cell office:value-type="string">
            <text:p>Mapiripa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a</text:p>
          </table:table-cell>
          <table:table-cell office:value-type="string">
            <text:p>Puerto Ric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a</text:p>
          </table:table-cell>
          <table:table-cell office:value-type="string">
            <text:p>Urib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ta</text:p>
          </table:table-cell>
          <table:table-cell office:value-type="string">
            <text:p>Villavicenci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rino</text:p>
          </table:table-cell>
          <table:table-cell office:value-type="string">
            <text:p>Total</text:p>
          </table:table-cell>
          <table:table-cell office:value-type="float" office:value="21">
            <text:p>21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Barbacoa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Cumb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El Charc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Leiv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Magui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Pasto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Narino</text:p>
          </table:table-cell>
          <table:table-cell office:value-type="string">
            <text:p>San Andres de Tumaco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Norte de Santander</text:p>
          </table:table-cell>
          <table:table-cell office:value-type="string">
            <text:p>Total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Cachir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Chinacot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Chitaga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Cucuta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Norte de Santander</text:p>
          </table:table-cell>
          <table:table-cell office:value-type="string">
            <text:p>El Carmen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Sardinat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Norte de Santander</text:p>
          </table:table-cell>
          <table:table-cell office:value-type="string">
            <text:p>Tib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utumayo</text:p>
          </table:table-cell>
          <table:table-cell office:value-type="string">
            <text:p>Total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utumayo</text:p>
          </table:table-cell>
          <table:table-cell office:value-type="string">
            <text:p>Puerto Guzman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utumayo</text:p>
          </table:table-cell>
          <table:table-cell office:value-type="string">
            <text:p>Risaral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utumayo</text:p>
          </table:table-cell>
          <table:table-cell office:value-type="string">
            <text:p>Pereira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Santande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antander</text:p>
          </table:table-cell>
          <table:table-cell office:value-type="string">
            <text:p>Barrancabermej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antander</text:p>
          </table:table-cell>
          <table:table-cell office:value-type="string">
            <text:p>Bucaramang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ntander</text:p>
          </table:table-cell>
          <table:table-cell office:value-type="string">
            <text:p>Confines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ntander</text:p>
          </table:table-cell>
          <table:table-cell office:value-type="string">
            <text:p>Curiti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ntander</text:p>
          </table:table-cell>
          <table:table-cell office:value-type="string">
            <text:p>Piedecuest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antander</text:p>
          </table:table-cell>
          <table:table-cell office:value-type="string">
            <text:p>Simacot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ntander</text:p>
          </table:table-cell>
          <table:table-cell office:value-type="string">
            <text:p>Velez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cre</text:p>
          </table:table-cell>
          <table:table-cell office:value-type="string">
            <text:p>Total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ucre</text:p>
          </table:table-cell>
          <table:table-cell office:value-type="string">
            <text:p>Coroz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ucre</text:p>
          </table:table-cell>
          <table:table-cell office:value-type="string">
            <text:p>Majagu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ucre</text:p>
          </table:table-cell>
          <table:table-cell office:value-type="string">
            <text:p>Santiago de Tolu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cre</text:p>
          </table:table-cell>
          <table:table-cell office:value-type="string">
            <text:p>Sincelej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olima</text:p>
          </table:table-cell>
          <table:table-cell office:value-type="string">
            <text:p>Total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Tolima</text:p>
          </table:table-cell>
          <table:table-cell office:value-type="string">
            <text:p>Ibag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alle del Cauca</text:p>
          </table:table-cell>
          <table:table-cell office:value-type="string">
            <text:p>Total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Bolivar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Buenaventur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Caicedoni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Cali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Cartag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Guadalajara de Bug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Jamundi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Sevill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lle del Cauca</text:p>
          </table:table-cell>
          <table:table-cell office:value-type="string">
            <text:p>Tulu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chada</text:p>
          </table:table-cell>
          <table:table-cell office:value-type="string">
            <text:p>Tota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Vichada</text:p>
          </table:table-cell>
          <table:table-cell office:value-type="string">
            <text:p>Santa Rosalia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4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document-statistic meta:table-count="1" meta:cell-count="531" meta:object-count="0"/>
  </office:meta>
</office:document-meta>
</file>